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D800000021D474DF4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21cm" table:align="center"/>
    </style:style>
    <style:style style:name="Tableau1.A" style:family="table-column">
      <style:table-column-properties style:column-width="4.766cm"/>
    </style:style>
    <style:style style:name="Tableau1.B" style:family="table-column">
      <style:table-column-properties style:column-width="4.808cm"/>
    </style:style>
    <style:style style:name="Tableau1.C" style:family="table-column">
      <style:table-column-properties style:column-width="7.347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1.C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1.B3" style:family="table-cell">
      <style:table-cell-properties fo:background-color="transparent" fo:padding="0.097cm" fo:border="none">
        <style:background-image/>
      </style:table-cell-properties>
    </style:style>
    <style:style style:name="Tableau1.C3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au1.13" style:family="table-row">
      <style:table-row-properties style:min-row-height="1.39cm"/>
    </style:style>
    <style:style style:name="Tableau1.16" style:family="table-row">
      <style:table-row-properties style:min-row-height="1.192cm"/>
    </style:style>
    <style:style style:name="Tableau1.17" style:family="table-row">
      <style:table-row-properties style:min-row-height="1.12cm"/>
    </style:style>
    <style:style style:name="Tableau1.A2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C2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921cm" table:align="center"/>
    </style:style>
    <style:style style:name="Tableau2.A" style:family="table-column">
      <style:table-column-properties style:column-width="8.46cm"/>
    </style:style>
    <style:style style:name="Tableau2.B" style:family="table-column">
      <style:table-column-properties style:column-width="4.228cm"/>
    </style:style>
    <style:style style:name="Tableau2.C" style:family="table-column">
      <style:table-column-properties style:column-width="4.233cm"/>
    </style:style>
    <style:style style:name="Tableau2.A1.1.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1.2" style:family="table-row">
      <style:table-row-properties style:min-row-height="4.032cm"/>
    </style:style>
    <style:style style:name="Tableau2.A1.1.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1.1.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.B1.1.2" style:family="table-cell">
      <style:table-cell-properties fo:background-color="transparent" fo:padding="0.097cm" fo:border="none">
        <style:background-image/>
      </style:table-cell-properties>
    </style:style>
    <style:style style:name="Tableau2.B1.5" style:family="table-row">
      <style:table-row-properties style:min-row-height="3.874cm"/>
    </style:style>
    <style:style style:name="Tableau2.B1.1.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2.C1.1.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2.C1.1.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au2.C1.1.5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9.955cm"/>
        </style:tab-stops>
      </style:paragraph-properties>
    </style:style>
    <style:style style:name="P3" style:family="paragraph" style:parent-style-name="Table_20_Contents">
      <style:text-properties style:font-name="Verdana2" fo:font-size="9pt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Verdana2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Verdana2" fo:font-size="9pt" style:font-size-asian="9pt" style:font-size-complex="9pt"/>
    </style:style>
    <style:style style:name="P6" style:family="paragraph" style:parent-style-name="Table_20_Contents">
      <style:text-properties fo:color="#000000" style:font-name="Verdana2" fo:font-size="9pt" style:text-underline-style="none" style:font-size-asian="9pt" style:font-size-complex="9pt"/>
    </style:style>
    <style:style style:name="P7" style:family="paragraph" style:parent-style-name="Text_20_body">
      <style:text-properties fo:color="#000000" style:font-name="Verdana2" fo:font-size="9pt" style:text-underline-style="none" style:font-size-asian="9pt" style:font-size-complex="9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Verdana2" fo:font-size="9pt" style:text-underline-style="none" style:font-size-asian="9pt" style:font-size-complex="9pt"/>
    </style:style>
    <style:style style:name="P9" style:family="paragraph" style:parent-style-name="Text_20_body">
      <style:text-properties fo:color="#000000" style:font-name="Verdana2" fo:font-size="9pt" style:text-underline-style="none" fo:font-weight="bold" style:font-size-asian="9pt" style:font-weight-asian="bold" style:font-size-complex="9pt" style:font-weight-complex="bold"/>
    </style:style>
    <style:style style:name="P10" style:family="paragraph" style:parent-style-name="Text_20_body">
      <style:text-properties fo:color="#000000" style:font-name="Verdana2" fo:font-size="8pt" style:text-underline-style="none" fo:font-weight="bold" style:font-size-asian="8pt" style:font-weight-asian="bold" style:font-size-complex="8pt" style:font-weight-complex="bold"/>
    </style:style>
    <style:style style:name="P11" style:family="paragraph" style:parent-style-name="Heading_20_1">
      <style:text-properties fo:color="#000000" style:font-name="Verdana2" fo:font-size="9pt" style:text-underline-style="none" style:font-size-asian="9pt" style:font-size-complex="9pt"/>
    </style:style>
    <style:style style:name="P12" style:family="paragraph" style:parent-style-name="Heading_20_1">
      <style:text-properties fo:color="#000000" style:font-name="Verdana2" fo:font-size="9pt" style:text-underline-style="none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fo:color="#000000" style:font-name="Verdana2" fo:font-size="9pt" style:text-underline-style="none" style:font-size-asian="9pt" style:font-size-complex="9pt"/>
    </style:style>
    <style:style style:name="P14" style:family="paragraph" style:parent-style-name="Table_20_Contents">
      <style:text-properties style:font-name="Verdana2" fo:font-size="9pt" style:font-size-asian="9pt" style:font-size-complex="9pt"/>
    </style:style>
    <style:style style:name="T1" style:family="text">
      <style:text-properties fo:color="#000000" style:font-name="Verdana2" fo:font-size="9pt" style:text-underline-style="none" style:font-size-asian="9pt" style:font-size-complex="9pt"/>
    </style:style>
    <style:style style:name="T2" style:family="text">
      <style:text-properties fo:color="#000000" style:font-name="Verdana2" fo:font-size="9pt" style:text-underline-style="solid" style:text-underline-width="auto" style:text-underline-color="font-color" style:font-size-asian="9pt" style:font-size-complex="9pt"/>
    </style:style>
    <style:style style:name="fr1" style:family="graphic" style:parent-style-name="Frame">
      <style:graphic-properties fo:margin-left="0cm" fo:margin-right="0cm" style:wrap="run-through" style:number-wrapped-paragraphs="no-limit" style:vertical-pos="from-top" style:vertical-rel="paragraph" style:horizontal-pos="from-left" style:horizontal-rel="paragraph" fo:background-color="#cccccc" style:background-transparency="0%" fo:padding="0cm" fo:border="none" style:shadow="non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cm" svg:y="0cm" svg:width="21.001cm" draw:z-index="0"><draw:text-box fo:min-height="0.676cm"><text:p text:style-name="Frame_20_contents"><draw:frame draw:style-name="fr2" draw:name="Image1" text:anchor-type="paragraph" svg:x="0.002cm" svg:y="0.573cm" svg:width="20.999cm" svg:height="0.557cm" draw:z-index="1"><draw:image xlink:href="Pictures/10000000000004D800000021D474DF4B.png" xlink:type="simple" xlink:show="embed" xlink:actuate="onLoad"/></draw:frame></text:p></draw:text-box></draw:frame></text:p>
      <text:p text:style-name="P1"/>
      <text:p text:style-name="P1"/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Heading_20_1" text:outline-level="1">Direction</text:h>
          </table:table-cell>
          <table:table-cell table:style-name="Tableau1.B1" office:value-type="string">
            <text:p text:style-name="P3">Xavier Le Doussal</text:p>
          </table:table-cell>
          <table:table-cell table:style-name="Tableau1.C1" office:value-type="string">
            <text:p text:style-name="email"><text:a xlink:type="simple" xlink:href="mailto:xavier.ledoussal@coopmcs.com"><text:span text:style-name="T1">xavier.ledoussal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2" text:anchor-type="paragraph" svg:width="14.076cm" svg:height="0.041cm" draw:z-index="2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Administration</text:h>
          </table:table-cell>
          <table:table-cell table:style-name="Tableau1.B3" office:value-type="string">
            <text:p text:style-name="P3">Ghislaine Bellec</text:p>
          </table:table-cell>
          <table:table-cell table:style-name="Tableau1.C3" office:value-type="string">
            <text:p text:style-name="Table_20_Contents"><text:a xlink:type="simple" xlink:href="mailto:ghislaine.bellec@coopmcs.com"><text:span text:style-name="T1">ghislaine.bellec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3" text:anchor-type="paragraph" svg:width="14.076cm" svg:height="0.041cm" draw:z-index="3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Informatique</text:h>
          </table:table-cell>
          <table:table-cell table:style-name="Tableau1.B3" office:value-type="string">
            <text:p text:style-name="P3">Benjamin Poulain</text:p>
          </table:table-cell>
          <table:table-cell table:style-name="Tableau1.C3" office:value-type="string">
            <text:p text:style-name="Table_20_Contents"><text:a xlink:type="simple" xlink:href="mailto:benjamin.poulain@coopmcs.com"><text:span text:style-name="T1">benjamin.poulain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4" text:anchor-type="paragraph" svg:width="14.076cm" svg:height="0.041cm" draw:z-index="4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Salle exposition</text:h>
          </table:table-cell>
          <table:table-cell table:style-name="Tableau1.B3" office:value-type="string">
            <text:p text:style-name="P3">Patricia Kerzulec</text:p>
          </table:table-cell>
          <table:table-cell table:style-name="Tableau1.C3" office:value-type="string">
            <text:p text:style-name="Table_20_Contents"><text:a xlink:type="simple" xlink:href="mailto:patricia.kerzulec@coopmcs.com"><text:span text:style-name="T1">patricia.kerzulec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Sabrina Christophe</text:p>
          </table:table-cell>
          <table:table-cell table:style-name="Tableau1.C3" office:value-type="string">
            <text:p text:style-name="Table_20_Contents"><text:a xlink:type="simple" xlink:href="mailto:sabrina.christophe@coopmcs.com"><text:span text:style-name="T1">sabrina.christophe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Mikaël Tatibouet</text:p>
          </table:table-cell>
          <table:table-cell table:style-name="Tableau1.C3" office:value-type="string">
            <text:p text:style-name="Table_20_Contents"><text:span text:style-name="T1">mikael.tatibouet@coopmcs.com</text:span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5" text:anchor-type="paragraph" svg:width="14.076cm" svg:height="0.041cm" draw:z-index="5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Commerce</text:h>
          </table:table-cell>
          <table:table-cell table:style-name="Tableau1.B3" office:value-type="string">
            <text:p text:style-name="P3">Nicolas Bonnin</text:p>
          </table:table-cell>
          <table:table-cell table:style-name="Tableau1.C3" office:value-type="string">
            <text:p text:style-name="Table_20_Contents"><text:a xlink:type="simple" xlink:href="mailto:nicolas.bonnin@coopmcs.com"><text:span text:style-name="T1">nicolas.bonnin@coopmcs.com</text:span></text:a></text:p>
          </table:table-cell>
        </table:table-row>
        <table:table-row>
          <table:table-cell table:style-name="Tableau1.A3" office:value-type="string">
            <text:h text:style-name="Heading_20_2" text:outline-level="2">Chauffage</text:h>
          </table:table-cell>
          <table:table-cell table:style-name="Tableau1.B3" office:value-type="string">
            <text:p text:style-name="P3">Régis Le Floch</text:p>
          </table:table-cell>
          <table:table-cell table:style-name="Tableau1.C3" office:value-type="string">
            <text:p text:style-name="P6"><text:span text:style-name="T1">regis.lefloch@coopmcs.com</text:span></text:p>
          </table:table-cell>
        </table:table-row>
        <table:table-row table:style-name="Tableau1.13"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Jérome Yhuel</text:p>
            <text:p text:style-name="P3">Philippe Marchadour</text:p>
          </table:table-cell>
          <table:table-cell table:style-name="Tableau1.C3" office:value-type="string">
            <text:p text:style-name="Table_20_Contents"><text:a xlink:type="simple" xlink:href="mailto:jerome.yhuel@coopmcs.com"><text:span text:style-name="T1">jerome.yhuel@coopmcs.com</text:span></text:a></text:p>
            <text:p text:style-name="Table_20_Contents"><text:span text:style-name="T1">philippe.marchadour@coopmcs.com</text:span></text:p>
          </table:table-cell>
        </table:table-row>
        <table:table-row>
          <table:table-cell table:style-name="Tableau1.A3" office:value-type="string">
            <text:h text:style-name="Heading_20_2" text:outline-level="2">Electricité</text:h>
          </table:table-cell>
          <table:table-cell table:style-name="Tableau1.B3" office:value-type="string">
            <text:p text:style-name="P3">Bernard Taverson</text:p>
          </table:table-cell>
          <table:table-cell table:style-name="Tableau1.C3" office:value-type="string">
            <text:p text:style-name="Table_20_Contents"><text:a xlink:type="simple" xlink:href="mailto:bernard.taverson@coopmcs.com"><text:span text:style-name="T1">bernard.taverson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Emmanuel Le Mab</text:p>
          </table:table-cell>
          <table:table-cell table:style-name="Tableau1.C3" office:value-type="string">
            <text:p text:style-name="Table_20_Contents"><text:a xlink:type="simple" xlink:href="mailto:emmanuel.lemab@coopmcs.com"><text:span text:style-name="T1">emmanuel.lemab@coopmcs.com</text:span></text:a></text:p>
          </table:table-cell>
        </table:table-row>
        <table:table-row table:style-name="Tableau1.16"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Vivien Noël</text:p>
            <text:p text:style-name="P3">Yannick Cougoulic</text:p>
          </table:table-cell>
          <table:table-cell table:style-name="Tableau1.C3" office:value-type="string">
            <text:p text:style-name="Table_20_Contents"><text:a xlink:type="simple" xlink:href="mailto:vivien.noel@coopmcs.com"><text:span text:style-name="T1">vivien.noel@coopmcs.com</text:span></text:a></text:p>
            <text:p text:style-name="Table_20_Contents"><text:span text:style-name="T1">yannick.cougoulic@coopmcs.com</text:span></text:p>
          </table:table-cell>
        </table:table-row>
        <table:table-row table:style-name="Tableau1.17">
          <table:table-cell table:style-name="Tableau1.A3" office:value-type="string">
            <text:h text:style-name="Heading_20_2" text:outline-level="2">Plomberie/Outillage</text:h>
          </table:table-cell>
          <table:table-cell table:style-name="Tableau1.B3" office:value-type="string">
            <text:p text:style-name="P3">Claude Kergosien</text:p>
            <text:p text:style-name="P3">Jean-René Le Nevé</text:p>
          </table:table-cell>
          <table:table-cell table:style-name="Tableau1.C3" office:value-type="string">
            <text:p text:style-name="Table_20_Contents"><text:a xlink:type="simple" xlink:href="mailto:claude.kergosien@coopmcs.com"><text:span text:style-name="T1">claude.kergosien@coopmcs.com</text:span></text:a></text:p>
            <text:p text:style-name="Table_20_Contents"><text:span text:style-name="T1">jeanrene.leneve@coopmcs.com</text:span></text:p>
          </table:table-cell>
        </table:table-row>
        <table:table-row>
          <table:table-cell table:style-name="Tableau1.A3" office:value-type="string">
            <text:h text:style-name="Heading_20_2" text:outline-level="2">Sanitaire</text:h>
          </table:table-cell>
          <table:table-cell table:style-name="Tableau1.B3" office:value-type="string">
            <text:p text:style-name="P3">Jérémy Morice</text:p>
          </table:table-cell>
          <table:table-cell table:style-name="Tableau1.C3" office:value-type="string">
            <text:p text:style-name="Table_20_Contents"><text:a xlink:type="simple" xlink:href="mailto:jeremy.morice@coopmcs.com"><text:span text:style-name="T1">jeremy.morice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Carine Artus</text:p>
          </table:table-cell>
          <table:table-cell table:style-name="Tableau1.C3" office:value-type="string">
            <text:p text:style-name="Table_20_Contents"><text:span text:style-name="T1">carine.artus@coopmcs.com</text:span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6" text:anchor-type="paragraph" svg:width="14.076cm" svg:height="0.041cm" draw:z-index="6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Logistique</text:h>
          </table:table-cell>
          <table:table-cell table:style-name="Tableau1.B3" office:value-type="string">
            <text:p text:style-name="P3">Thierry Le Moignic</text:p>
          </table:table-cell>
          <table:table-cell table:style-name="Tableau1.C3" office:value-type="string">
            <text:p text:style-name="P6">thierry.lemoignic@coopmcs.com</text:p>
          </table:table-cell>
        </table:table-row>
        <table:table-row>
          <table:table-cell table:style-name="Tableau1.A22" office:value-type="string">
            <text:h text:style-name="Heading_20_2" text:outline-level="2">Expédition</text:h>
          </table:table-cell>
          <table:table-cell table:style-name="Tableau1.B22" office:value-type="string">
            <text:p text:style-name="P3">Pascal Hervé</text:p>
          </table:table-cell>
          <table:table-cell table:style-name="Tableau1.C22" office:value-type="string">
            <text:p text:style-name="P6">pascal.herve@coopmcs.com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>
            <table:table table:is-sub-table="true">
              <table:table-column table:style-name="Tableau2.A"/>
              <table:table-row>
                <table:table-cell table:style-name="Tableau2.A1.1.1" office:value-type="string">
                  <text:h text:style-name="P11" text:outline-level="1">Morbihan Chauffage Sanitaire</text:h>
                  <text:h text:style-name="P12" text:outline-level="1">9 rue Amèpre</text:h>
                  <text:p text:style-name="P7">Z.A. de Tréhuinec</text:p>
                  <text:p text:style-name="P7">56890 Plescop</text:p>
                </table:table-cell>
              </table:table-row>
              <table:table-row table:style-name="Tableau2.A1.2">
                <table:table-cell table:style-name="Tableau2.A1.1.2" office:value-type="string">
                  <text:p text:style-name="P10">Horaires d'ouverture des bureaux et du dépôt :</text:p>
                  <text:p text:style-name="P8">Du lundi au jeudi : 8h-12h / 13h30-17h30</text:p>
                  <text:p text:style-name="Text_20_body"><text:span text:style-name="T1">Le vendredi : 8h-12h / 13h30-</text:span><text:span text:style-name="T2">16h30</text:span></text:p>
                  <text:p text:style-name="P9">Horaires d'ouverture de la salle exposition :</text:p>
                  <text:p text:style-name="P7">Du lundi au vendredi : 9h-12h / 13h30-18h</text:p>
                  <text:p text:style-name="P7">Le samedi : 9h-12h30 / 13h45-18h</text:p>
                </table:table-cell>
              </table:table-row>
            </table:table>
          </table:table-cell>
          <table:table-cell>
            <table:table table:is-sub-table="true">
              <table:table-column table:style-name="Tableau2.B"/>
              <table:table-row>
                <table:table-cell table:style-name="Tableau2.B1.1.1" office:value-type="string">
                  <text:p text:style-name="P4">Accueil :</text:p>
                </table:table-cell>
              </table:table-row>
              <table:table-row>
                <table:table-cell table:style-name="Tableau2.B1.1.2" office:value-type="string">
                  <text:p text:style-name="P4">Salle exposition :</text:p>
                </table:table-cell>
              </table:table-row>
              <table:table-row>
                <table:table-cell table:style-name="Tableau2.B1.1.2" office:value-type="string">
                  <text:p text:style-name="P4">Standard automatique :</text:p>
                </table:table-cell>
              </table:table-row>
              <table:table-row>
                <table:table-cell table:style-name="Tableau2.B1.1.2" office:value-type="string">
                  <text:p text:style-name="P4">Fax administratif :</text:p>
                </table:table-cell>
              </table:table-row>
              <table:table-row table:style-name="Tableau2.B1.5">
                <table:table-cell table:style-name="Tableau2.B1.1.5" office:value-type="string">
                  <text:p text:style-name="P4">Fax commerce :</text:p>
                </table:table-cell>
              </table:table-row>
            </table:table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3">02 97 69 00 69</text:p>
                </table:table-cell>
              </table:table-row>
              <table:table-row>
                <table:table-cell table:style-name="Tableau2.C1.1.2" office:value-type="string">
                  <text:p text:style-name="P5">02 97 69 07 52</text:p>
                </table:table-cell>
              </table:table-row>
              <table:table-row>
                <table:table-cell table:style-name="Tableau2.C1.1.2" office:value-type="string">
                  <text:p text:style-name="P3">02 97 69 03 46</text:p>
                </table:table-cell>
              </table:table-row>
              <table:table-row>
                <table:table-cell table:style-name="Tableau2.C1.1.2" office:value-type="string">
                  <text:p text:style-name="P3">02 97 69 03 23</text:p>
                </table:table-cell>
              </table:table-row>
              <table:table-row table:style-name="Tableau2.B1.5">
                <table:table-cell table:style-name="Tableau2.C1.1.5" office:value-type="string">
                  <text:p text:style-name="P3">02 97 69 07 56</text:p>
                </table:table-cell>
              </table:table-row>
            </table:table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style:font-name="Verdana" fo:font-size="7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style:font-name="Verdana1" fo:font-size="8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ail" style:family="paragraph" style:parent-style-name="Table_20_Contents" style:class="text" style:master-page-name="">
      <style:paragraph-properties style:page-number="auto" style:shadow="none"/>
      <style:text-properties fo:color="#000000" style:text-line-through-style="none" style:font-name="Verdana1" fo:font-size="10pt"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1.323cm" fo:margin-left="0.949cm" fo:margin-right="1.13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Benjamin Poulain</meta:initial-creator>
    <meta:creation-date>2008-11-14T09:01:12</meta:creation-date>
    <dc:date>2012-05-22T08:50:27.30</dc:date>
    <dc:language>fr-FR</dc:language>
    <meta:editing-cycles>9</meta:editing-cycles>
    <meta:editing-duration>PT52M1S</meta:editing-duration>
    <meta:document-statistic meta:table-count="2" meta:image-count="6" meta:object-count="0" meta:page-count="1" meta:paragraph-count="71" meta:word-count="170" meta:character-count="1433" meta:non-whitespace-character-count="1334"/>
    <meta:user-defined meta:name="Info 1"/>
    <meta:user-defined meta:name="Info 2"/>
    <meta:user-defined meta:name="Info 3"/>
    <meta:user-defined meta:name="Info 4"/>
  </office:meta>
</office:document-meta>
</file>